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b6b5c" officeooo:paragraph-rsid="000b6b5c"/>
    </style:style>
    <style:style style:name="P2" style:family="paragraph" style:parent-style-name="Standard">
      <style:text-properties officeooo:rsid="000c6bf8" officeooo:paragraph-rsid="000c6bf8"/>
    </style:style>
    <style:style style:name="P3" style:family="paragraph" style:parent-style-name="Standard">
      <style:text-properties officeooo:rsid="000d45f4" officeooo:paragraph-rsid="000d45f4"/>
    </style:style>
    <style:style style:name="T1" style:family="text">
      <style:text-properties officeooo:rsid="000d45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Boa noite Pedro,</text:p>
      <text:p text:style-name="P1"/>
      <text:p text:style-name="P1">Acabei de finalizar o o projeto para nosso cliente 5gflix.</text:p>
      <text:p text:style-name="P1">Eles irão realizar um estudo de mercado em cima de seus dois principais concorrentes : amazon e netflix.</text:p>
      <text:p text:style-name="P2">Foram fornecidas duas bases de dados, uma de cada concorrente para tratarmos e realizar um estudo entre os títulos disponíveis em cada um, facilitando assim as tomadas de decisões do nosso cliente.</text:p>
      <text:p text:style-name="P2">Foi solicitado a construção de uma estrutura lógica que atendesse todas as necessidades do cliente e a disponibilização dos dados tratados ao final do processamento para que o time de B.I possa realizar suas consultas com a maior agilidade e que os dados estejam disponíveis a todo instante.</text:p>
      <text:p text:style-name="P2">Afim de otimizarmos custos ,capacidade de armazenamento e processamento, optamos por armazenar todos os dados tratados em formato parquet.</text:p>
      <text:p text:style-name="P2">O banco de dados escolhido para este projeto foi o Bigquery ,um datawarehouse da google <text:span text:style-name="T1">que possuí uma grande versatilidade , entre suas vantagens possuí fácil integração com vários softwares de visualização , um deles o googleDatastudio uma ferramenta muito poderosa e que não requer nenhum custo para sua utilização.</text:span></text:p>
      <text:p text:style-name="P3">Em anexo envio todas as consultas realizadas que respondem os problemas de negócio.</text:p>
      <text:p text:style-name="P3">Envio também um relatório de custos GCP, referente a toda infra que utilizamos para realização do projeto e um orçamento do custo inicial previsto.</text:p>
      <text:p text:style-name="P3"/>
      <text:p text:style-name="P3"/>
      <text:p text:style-name="P3">Um abraço!</text:p>
      <text:p text:style-name="P3">Qualquer dúvida estou a disposição.</text:p>
      <text:p text:style-name="P3"/>
      <text:p text:style-name="P3">Guilherme Santos.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31T19:01:57.462793877</meta:creation-date>
    <dc:date>2022-05-31T19:34:40.615776611</dc:date>
    <meta:editing-duration>PT11S</meta:editing-duration>
    <meta:editing-cycles>1</meta:editing-cycles>
    <meta:document-statistic meta:table-count="0" meta:image-count="0" meta:object-count="0" meta:page-count="1" meta:paragraph-count="12" meta:word-count="226" meta:character-count="1414" meta:non-whitespace-character-count="1200"/>
    <meta:generator>LibreOffice/7.3.3.2$Linux_X86_64 LibreOffice_project/30$Build-2</meta:generator>
  </office:meta>
</office:document-meta>
</file>